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06f74b" officeooo:paragraph-rsid="0006f74b"/>
    </style:style>
    <style:style style:name="P2" style:family="paragraph" style:parent-style-name="Standard">
      <style:text-properties style:font-name="Khmer OS" officeooo:rsid="0006f74b" officeooo:paragraph-rsid="001bb433"/>
    </style:style>
    <style:style style:name="P3" style:family="paragraph" style:parent-style-name="Standard">
      <style:text-properties fo:color="#ffffff" loext:opacity="100%" style:font-name="Khmer OS" officeooo:rsid="0006f74b" officeooo:paragraph-rsid="0006f74b" fo:background-color="#3faf46"/>
    </style:style>
    <style:style style:name="T1" style:family="text">
      <style:text-properties officeooo:rsid="0008db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b26d" style:font-weight-asian="bold" style:font-weight-complex="bold"/>
    </style:style>
    <style:style style:name="T4" style:family="text">
      <style:text-properties fo:font-weight="bold" officeooo:rsid="000e035f" style:font-weight-asian="bold" style:font-weight-complex="bold"/>
    </style:style>
    <style:style style:name="T5" style:family="text">
      <style:text-properties fo:font-weight="bold" officeooo:rsid="00107dbc" style:font-weight-asian="bold" style:font-weight-complex="bold"/>
    </style:style>
    <style:style style:name="T6" style:family="text">
      <style:text-properties officeooo:rsid="000be1c0"/>
    </style:style>
    <style:style style:name="T7" style:family="text">
      <style:text-properties officeooo:rsid="000c8d9e"/>
    </style:style>
    <style:style style:name="T8" style:family="text">
      <style:text-properties officeooo:rsid="000e035f"/>
    </style:style>
    <style:style style:name="T9" style:family="text">
      <style:text-properties officeooo:rsid="00107dbc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0ab26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0be1c0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107dbc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bb433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officeooo:rsid="000be1c0"/>
    </style:style>
    <style:style style:name="T16" style:family="text">
      <style:text-properties style:text-underline-style="solid" style:text-underline-width="auto" style:text-underline-color="font-color" officeooo:rsid="001bb433"/>
    </style:style>
    <style:style style:name="T17" style:family="text">
      <style:text-properties officeooo:rsid="001bb433"/>
    </style:style>
    <style:style style:name="T18" style:family="text">
      <style:text-properties officeooo:rsid="001c1aee"/>
    </style:style>
    <style:style style:name="T19" style:family="text">
      <style:text-properties officeooo:rsid="00210c73"/>
    </style:style>
    <style:style style:name="T20" style:family="text">
      <style:text-properties officeooo:rsid="0021644f"/>
    </style:style>
    <style:style style:name="T21" style:family="text">
      <style:text-properties officeooo:rsid="00218b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2/Oct/21</text:p>
      <text:p text:style-name="P1"/>
      <text:p text:style-name="P1">Java is java core<text:line-break/><text:span text:style-name="T11">+ </text:span><text:span text:style-name="T10">Features:</text:span><text:line-break/><text:tab/>1. Desktop, web, mobile, game development, server side, data distribution</text:p>
      <text:p text:style-name="P1"><text:tab/>- java is simple for coding <text:span text:style-name="T1">and easy to learn</text:span>.<text:line-break/><text:line-break/><text:span text:style-name="T12">+ Processing of java:</text:span><text:span text:style-name="T6"><text:line-break/><text:tab/>- Java program comp</text:span><text:span text:style-name="T7">il</text:span><text:span text:style-name="T6">e to → bytecode → to OS ( Linux , Window, Mac )</text:span></text:p>
      <text:p text:style-name="P1"><text:tab/>- <text:span text:style-name="T4">Simultaneously</text:span><text:span text:style-name="T8"> is can call multiple function in one time<text:line-break/><text:line-break/></text:span><text:span text:style-name="T13">+ OOP:</text:span><text:span text:style-name="T9"><text:line-break/><text:tab/>- everything of java is object ( data, behavior ),</text:span></text:p>
      <text:p text:style-name="P2"><text:tab/>- <text:span text:style-name="T9">Model of java= object, class, inheritance, polymorphism, abstraction, encapsulation<text:line-break/><text:line-break/></text:span><text:span text:style-name="T14">+ Component:</text:span><text:span text:style-name="T17"><text:line-break/><text:tab/>- Java Development Kit (JDK)</text:span></text:p>
      <text:p text:style-name="P2"><text:tab/><text:tab/>- <text:span text:style-name="T17">Java Runtime Environment (JRE) : </text:span><text:span text:style-name="T18">make java run cross platform</text:span><text:span text:style-name="T17"><text:line-break/><text:tab/><text:tab/><text:tab/>- Java Virtual Machine ( JVM )<text:line-break/><text:tab/><text:tab/><text:tab/>- Class Libraries<text:line-break/><text:tab/><text:tab/><text:tab/>- Other Libraries<text:line-break/></text:span><text:span text:style-name="T19">+ LTS : long term support<text:line-break/>+ </text:span><text:span text:style-name="T20">SE: Standar</text:span><text:span text:style-name="T21">d</text:span><text:span text:style-name="T20"> Editio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22T09:36:05.893233155</meta:creation-date>
    <dc:date>2021-10-22T10:13:37.587310703</dc:date>
    <meta:editing-duration>PT37M22S</meta:editing-duration>
    <meta:editing-cycles>21</meta:editing-cycles>
    <meta:generator>LibreOffice/7.1.4.2$MacOSX_X86_64 LibreOffice_project/a529a4fab45b75fefc5b6226684193eb000654f6</meta:generator>
    <meta:document-statistic meta:table-count="0" meta:image-count="0" meta:object-count="0" meta:page-count="1" meta:paragraph-count="6" meta:word-count="120" meta:character-count="692" meta:non-whitespace-character-count="557"/>
  </office:meta>
</office:document-meta>
</file>